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fo:language="es" fo:country="ES" officeooo:rsid="0012924d" officeooo:paragraph-rsid="0012924d" style:font-size-asian="10.5pt"/>
    </style:style>
    <style:style style:name="P2" style:family="paragraph" style:parent-style-name="Standard">
      <style:paragraph-properties fo:line-height="200%" fo:text-align="center" style:justify-single-word="false"/>
      <style:text-properties style:font-name="Times New Roman" fo:language="es" fo:country="ES" officeooo:rsid="0012924d" officeooo:paragraph-rsid="0012924d" style:font-size-asian="10.5pt"/>
    </style:style>
    <style:style style:name="P3" style:family="paragraph" style:parent-style-name="Standard">
      <style:paragraph-properties fo:line-height="200%" fo:text-align="start" style:justify-single-word="false"/>
      <style:text-properties style:font-name="Times New Roman" fo:language="es" fo:country="ES" officeooo:rsid="0012924d" officeooo:paragraph-rsid="0012924d" style:font-size-asian="10.5pt"/>
    </style:style>
    <style:style style:name="P4" style:family="paragraph" style:parent-style-name="Standard">
      <style:paragraph-properties fo:line-height="200%" fo:text-align="start" style:justify-single-word="false"/>
      <style:text-properties style:font-name="Times New Roman" fo:language="es" fo:country="ES" officeooo:rsid="00131e8f" officeooo:paragraph-rsid="00131e8f" style:font-size-asian="10.5pt"/>
    </style:style>
    <style:style style:name="P5" style:family="paragraph" style:parent-style-name="Standard">
      <style:paragraph-properties fo:line-height="200%" fo:text-align="start" style:justify-single-word="false"/>
      <style:text-properties style:font-name="Times New Roman" fo:language="es" fo:country="ES" officeooo:rsid="001449e1" officeooo:paragraph-rsid="001449e1" style:font-size-asian="10.5pt"/>
    </style:style>
    <style:style style:name="P6" style:family="paragraph" style:parent-style-name="Standard">
      <style:paragraph-properties fo:line-height="200%" fo:text-align="start" style:justify-single-word="false"/>
      <style:text-properties style:font-name="Times New Roman" fo:language="es" fo:country="ES" officeooo:rsid="0018a6b8" officeooo:paragraph-rsid="0018a6b8" style:font-size-asian="10.5pt"/>
    </style:style>
    <style:style style:name="P7" style:family="paragraph" style:parent-style-name="Standard">
      <style:paragraph-properties fo:line-height="200%" fo:text-align="start" style:justify-single-word="false"/>
      <style:text-properties style:font-name="Times New Roman" fo:language="es" fo:country="ES" officeooo:rsid="0019a1ac" officeooo:paragraph-rsid="0019a1ac" style:font-size-asian="10.5pt"/>
    </style:style>
    <style:style style:name="P8" style:family="paragraph" style:parent-style-name="Standard">
      <style:paragraph-properties fo:line-height="200%" fo:text-align="start" style:justify-single-word="false"/>
      <style:text-properties style:font-name="Times New Roman" fo:language="es" fo:country="ES" officeooo:rsid="001d140b" officeooo:paragraph-rsid="001d140b" style:font-size-asian="10.5pt"/>
    </style:style>
    <style:style style:name="P9" style:family="paragraph" style:parent-style-name="Standard">
      <style:paragraph-properties fo:line-height="200%" fo:text-align="start" style:justify-single-word="false"/>
      <style:text-properties style:font-name="Times New Roman" fo:language="es" fo:country="ES" officeooo:rsid="00171f2f" officeooo:paragraph-rsid="00171f2f" style:font-size-asian="10.5pt"/>
    </style:style>
    <style:style style:name="P10" style:family="paragraph" style:parent-style-name="Standard">
      <style:paragraph-properties fo:line-height="200%" fo:text-align="start" style:justify-single-word="false"/>
      <style:text-properties style:font-name="Times New Roman" fo:language="es" fo:country="ES" officeooo:rsid="001f2347" officeooo:paragraph-rsid="001f2347" style:font-size-asian="10.5pt"/>
    </style:style>
    <style:style style:name="P11" style:family="paragraph" style:parent-style-name="Standard">
      <style:paragraph-properties fo:line-height="200%" fo:text-align="start" style:justify-single-word="false"/>
      <style:text-properties style:font-name="Times New Roman" fo:language="es" fo:country="ES" officeooo:rsid="0033e155" officeooo:paragraph-rsid="0033e155" style:font-size-asian="10.5pt"/>
    </style:style>
    <style:style style:name="P12" style:family="paragraph" style:parent-style-name="Standard">
      <style:paragraph-properties fo:line-height="200%" fo:text-align="start" style:justify-single-word="false"/>
      <style:text-properties style:font-name="Times New Roman" fo:language="es" fo:country="ES" officeooo:rsid="003779cb" officeooo:paragraph-rsid="003779cb" style:font-size-asian="10.5pt"/>
    </style:style>
    <style:style style:name="P13" style:family="paragraph" style:parent-style-name="Standard">
      <style:paragraph-properties fo:line-height="200%" fo:text-align="start" style:justify-single-word="false"/>
      <style:text-properties style:font-name="Times New Roman" fo:language="es" fo:country="ES" fo:font-style="normal" officeooo:rsid="0019a1ac" officeooo:paragraph-rsid="0018a6b8" style:font-size-asian="10.5pt" style:font-style-asian="normal" style:font-style-complex="normal"/>
    </style:style>
    <style:style style:name="P14" style:family="paragraph" style:parent-style-name="Standard">
      <style:paragraph-properties fo:line-height="200%" fo:text-align="start" style:justify-single-word="false"/>
      <style:text-properties style:font-name="Times New Roman" fo:language="es" fo:country="ES" fo:font-style="normal" officeooo:rsid="0019a1ac" officeooo:paragraph-rsid="0019a1ac" style:font-size-asian="10.5pt" style:font-style-asian="normal" style:font-style-complex="normal"/>
    </style:style>
    <style:style style:name="P15" style:family="paragraph" style:parent-style-name="Standard">
      <style:paragraph-properties fo:line-height="200%" fo:text-align="start" style:justify-single-word="false"/>
      <style:text-properties style:font-name="Times New Roman" fo:language="es" fo:country="ES" fo:font-style="normal" officeooo:rsid="0018a6b8" officeooo:paragraph-rsid="0018a6b8" style:font-size-asian="10.5pt" style:font-style-asian="normal" style:font-style-complex="normal"/>
    </style:style>
    <style:style style:name="P16" style:family="paragraph" style:parent-style-name="Standard">
      <style:paragraph-properties fo:line-height="200%" fo:text-align="start" style:justify-single-word="false"/>
      <style:text-properties style:font-name="Times New Roman" fo:language="es" fo:country="ES" fo:font-style="normal" officeooo:rsid="001d140b" officeooo:paragraph-rsid="001d140b" style:font-size-asian="10.5pt" style:font-style-asian="normal" style:font-style-complex="normal"/>
    </style:style>
    <style:style style:name="P17" style:family="paragraph" style:parent-style-name="Standard">
      <style:paragraph-properties fo:line-height="200%" fo:text-align="start" style:justify-single-word="false"/>
      <style:text-properties style:font-name="Times New Roman" fo:language="es" fo:country="ES" fo:font-style="normal" officeooo:rsid="001d140b" officeooo:paragraph-rsid="0025242b" style:font-size-asian="10.5pt" style:font-style-asian="normal" style:font-style-complex="normal"/>
    </style:style>
    <style:style style:name="P18" style:family="paragraph" style:parent-style-name="Standard">
      <style:paragraph-properties fo:line-height="200%" fo:text-align="start" style:justify-single-word="false"/>
      <style:text-properties style:font-name="Times New Roman" fo:language="es" fo:country="ES" fo:font-style="normal" officeooo:rsid="002724e6" officeooo:paragraph-rsid="002724e6" style:font-size-asian="10.5pt" style:font-style-asian="normal" style:font-style-complex="normal"/>
    </style:style>
    <style:style style:name="P19" style:family="paragraph" style:parent-style-name="Standard">
      <style:paragraph-properties fo:line-height="200%" fo:text-align="start" style:justify-single-word="false"/>
      <style:text-properties style:font-name="Times New Roman" fo:language="es" fo:country="ES" fo:font-style="normal" officeooo:rsid="002724e6" officeooo:paragraph-rsid="00315de3" style:font-size-asian="10.5pt" style:font-style-asian="normal" style:font-style-complex="normal"/>
    </style:style>
    <style:style style:name="P20" style:family="paragraph" style:parent-style-name="Standard">
      <style:paragraph-properties fo:line-height="200%" fo:text-align="start" style:justify-single-word="false"/>
      <style:text-properties style:font-name="Times New Roman" fo:language="es" fo:country="ES" fo:font-style="normal" officeooo:rsid="0033e155" officeooo:paragraph-rsid="0033e155" style:font-size-asian="10.5pt" style:font-style-asian="normal" style:font-style-complex="normal"/>
    </style:style>
    <style:style style:name="T1" style:family="text">
      <style:text-properties officeooo:rsid="00131e8f"/>
    </style:style>
    <style:style style:name="T2" style:family="text">
      <style:text-properties officeooo:rsid="00159060"/>
    </style:style>
    <style:style style:name="T3" style:family="text">
      <style:text-properties officeooo:rsid="0018a6b8"/>
    </style:style>
    <style:style style:name="T4" style:family="text">
      <style:text-properties fo:font-style="italic" style:font-style-asian="italic" style:font-style-complex="italic"/>
    </style:style>
    <style:style style:name="T5" style:family="text">
      <style:text-properties fo:font-style="italic" officeooo:rsid="0019a1ac" style:font-style-asian="italic" style:font-style-complex="italic"/>
    </style:style>
    <style:style style:name="T6" style:family="text">
      <style:text-properties fo:font-style="italic" officeooo:rsid="001acf19" style:font-style-asian="italic" style:font-style-complex="italic"/>
    </style:style>
    <style:style style:name="T7" style:family="text">
      <style:text-properties fo:font-style="italic" officeooo:rsid="0022e3b6" style:font-style-asian="italic" style:font-style-complex="italic"/>
    </style:style>
    <style:style style:name="T8" style:family="text">
      <style:text-properties fo:font-style="italic" officeooo:rsid="00337067" style:font-style-asian="italic" style:font-style-complex="italic"/>
    </style:style>
    <style:style style:name="T9" style:family="text">
      <style:text-properties fo:font-style="italic" officeooo:rsid="003499f1" style:font-style-asian="italic" style:font-style-complex="italic"/>
    </style:style>
    <style:style style:name="T10" style:family="text">
      <style:text-properties fo:font-style="italic" officeooo:rsid="00362af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9a1ac" style:font-style-asian="normal" style:font-style-complex="normal"/>
    </style:style>
    <style:style style:name="T13" style:family="text">
      <style:text-properties fo:font-style="normal" officeooo:rsid="001acf19" style:font-style-asian="normal" style:font-style-complex="normal"/>
    </style:style>
    <style:style style:name="T14" style:family="text">
      <style:text-properties fo:font-style="normal" officeooo:rsid="001b9d5e" style:font-style-asian="normal" style:font-style-complex="normal"/>
    </style:style>
    <style:style style:name="T15" style:family="text">
      <style:text-properties fo:font-style="normal" officeooo:rsid="0022e3b6" style:font-style-asian="normal" style:font-style-complex="normal"/>
    </style:style>
    <style:style style:name="T16" style:family="text">
      <style:text-properties fo:font-style="normal" officeooo:rsid="003499f1" style:font-style-asian="normal" style:font-style-complex="normal"/>
    </style:style>
    <style:style style:name="T17" style:family="text">
      <style:text-properties officeooo:rsid="00209e1e"/>
    </style:style>
    <style:style style:name="T18" style:family="text">
      <style:text-properties officeooo:rsid="0022e3b6"/>
    </style:style>
    <style:style style:name="T19" style:family="text">
      <style:text-properties officeooo:rsid="002ba9c4"/>
    </style:style>
    <style:style style:name="T20" style:family="text">
      <style:text-properties officeooo:rsid="002db1e3"/>
    </style:style>
    <style:style style:name="T21" style:family="text">
      <style:text-properties officeooo:rsid="003499f1"/>
    </style:style>
    <style:style style:name="T22" style:family="text">
      <style:text-properties officeooo:rsid="0038e5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17</text:p>
      <text:p text:style-name="P1">Yvette Aparicio</text:p>
      <text:p text:style-name="P2">Tarea para 10/2<text:span text:style-name="T22">3</text:span>/17</text:p>
      <text:p text:style-name="P3"><text:tab/><text:span text:style-name="T1">Cosas que parecen importantes:</text:span></text:p>
      <text:p text:style-name="P4">la acción de agarrar/tomar/dar los/las brazos/manos</text:p>
      <text:p text:style-name="P5">el carácter del padre de Ignacio</text:p>
      <text:p text:style-name="P5">amor (entre videntes e invidentes, entre videntes, entre invidentes)</text:p>
      <text:p text:style-name="P12">TODO LO QUE IGNACIO DICE CERCA DEL FIN DEL PRIMER ACTO.</text:p>
      <text:p text:style-name="P5"/>
      <text:p text:style-name="P5"/>
      <text:p text:style-name="P6">Personajes:</text:p>
      <text:p text:style-name="P6">Don Pablo (ciego, un hombre de “moral de acera,” partidario de justicia social, <text:span text:style-name="T4">¿su esposa sí es ciego o no?</text:span><text:span text:style-name="T11">, muy paciente. </text:span><text:span text:style-name="T12">Director del centro, señor de unos cincuenta años, con las sienes grises (</text:span><text:span text:style-name="T5">gray temples</text:span><text:span text:style-name="T12">). Parece estar muy sano (un vago aire de infantil lozanía). Lleva un vestido serio y elegante. Usa gafas oscuras.)</text:span></text:p>
      <text:p text:style-name="P13"/>
      <text:p text:style-name="P7"><text:span text:style-name="T11">El padre de Ignacio (no es ciego. No me gusta, tiene muchos sentimientos discriminatorios (a </text:span><text:span text:style-name="T13">los ciegos). Su carácter es cobarde, </text:span><text:span text:style-name="T6">¿tal vez </text:span><text:span text:style-name="T7">abusivo</text:span><text:span text:style-name="T6">? (“vendré… pronto… a verte”)</text:span><text:span text:style-name="T13">. Es </text:span><text:span text:style-name="T15">d</text:span><text:span text:style-name="T13">escr</text:span><text:span text:style-name="T15">ito</text:span><text:span text:style-name="T13"> como un hombre agotado y prematuramente envejecido. Aprendemos más de é</text:span><text:span text:style-name="T14">l del conversación entre Don Pablo y Doña Pepita.)</text:span></text:p>
      <text:p text:style-name="P14"/>
      <text:p text:style-name="P15"/>
      <text:p text:style-name="P16">Ideas de Ignacio:</text:p>
      <text:p text:style-name="P16"><text:soft-page-break/><text:tab/>La escuela –<text:span text:style-name="T18"> <text:s/></text:span>Ignacio <text:span text:style-name="T17">no tiene confianza en la escuela ni en sus compañeros nuevos. Siente que ellos tengan “el acierto de crispar[le]” y que estén “envenenados de alegría.” A Ignacio le molesta tan la felicidad y libertad que se disfrutan los otros estudiantes que no cree que ellos son sus verdades compañeros, sino más bien que son compañeros “ilusos.”</text:span></text:p>
      <text:p text:style-name="P16"/>
      <text:p text:style-name="P17"><text:tab/><text:span text:style-name="T18">El amor – Cuando Juana le sugiere que Ignacio obtenga una novia, él se pone muy ofendido. No es la primera vez que una mujer ha sugerídolo, pero su queja primera es que nadie, “con la inefable emoción del amor en la voz, ha dicho: «Te quiero».” Ignacio quiere el amor de una otra. Para él, el amor es “[quererte] con tu tristeza y tu angutia; para sufrir contigo y no para llevarte a ningún falso reino de la alegría.” Cree que no haya mujeres así.</text:span></text:p>
      <text:p text:style-name="P16"/>
      <text:p text:style-name="P16"><text:tab/><text:span text:style-name="T18">Su propia personalidad – Ignacio “[está] ardiendo por dentro… con un fuego terrible… en esto que los videntes llaman oscuridad, y que es horroso.” Un poco luego, revela que quiere ver, “no puedo conformarme… y resignarse con vuestra estúpida alegría de ciegos, ¡nunca!”</text:span></text:p>
      <text:p text:style-name="P15"/>
      <text:p text:style-name="P15"/>
      <text:p text:style-name="P18">Descripción de la última escena del acto I: <text:span text:style-name="T8">discúlpeme para no poner la información en listas, necesitaba guardar mis ideas antes de se le olviden.</text:span></text:p>
      <text:p text:style-name="P19">En la última escena del acto I, <text:span text:style-name="T19">se</text:span> revela que <text:span text:style-name="T19">Ignacio tiene mucho conflicto dentro de sí. Todo aprendido en el contexto de la discusión entre Juana e Ignacio en que ella trata de convencer a Ignacio que no se marche. Por la discusión Ignacio muestra su soledad (“No necesito una novia. ¡Necesito un «te quiero»!”), su desprecio contra los otros estudiantes por medio de su “normalidad que no existe,” (“no tenéis derecho a vivir porque os empeñáis en no sufrir; porque os negáis a enfrentaros con vuestra tragedia, fingiendo una normalidad aconsejando duchas de alegría para reanimar a los tristes”) y su deseo ver que “se consuma estérilmente mi vida entera.” Opino que la sufrimiento de él no es a causa </text:span><text:soft-page-break/><text:span text:style-name="T19">de la ceguera sino más bien de la carencia de un «Te quiero», de la carencia del amor. A causa del sufrimiento, Ignacio se “ciega” por rencor y desprecio contra los que no se quedan en sufrimiento (los otros estudiantes). Los temas del amor y de la ceguera se están traído cerca en la drama, es probablemente muy importante para caracterizar los personajes.</text:span></text:p>
      <text:p text:style-name="P15"/>
      <text:p text:style-name="P8">RESUMEN BREV<text:span text:style-name="T20">E</text:span></text:p>
      <text:p text:style-name="P5">El padre de Ignacio y Don Pablo entra<text:span text:style-name="T2">n. El padre de Ignacio y Don Pablo (y los estudiantes) discutir la significa de “vidente” y “invidente,” el poder de los invidentes, quién puede casar/amor y a quién.</text:span></text:p>
      <text:p text:style-name="P9">Doña Pepita, Don Pablo y Juana hablan de… <text:span text:style-name="T3">Juana e Ignacio habla de lo que es estar ciego, cómo debe actuar, sentir, pensar y vivir.</text:span></text:p>
      <text:p text:style-name="P9"/>
      <text:p text:style-name="P9"/>
      <text:p text:style-name="P10">ORACIONES:</text:p>
      <text:p text:style-name="P10"/>
      <text:p text:style-name="P11">Carlos</text:p>
      <text:p text:style-name="P11"><text:tab/>Carlos está en el fumadero. <text:span text:style-name="T4">Lugar o posición</text:span></text:p>
      <text:p text:style-name="P11"><text:span text:style-name="T11"><text:tab/>Carlos está agrio con Juana. </text:span><text:span text:style-name="T4">Expresar estado transitorios</text:span></text:p>
      <text:p text:style-name="P11"><text:span text:style-name="T11"><text:tab/>Carlos están caminando por la casa. </text:span><text:span text:style-name="T4">Gerundio</text:span></text:p>
      <text:p text:style-name="P20"/>
      <text:p text:style-name="P11">Ignacio</text:p>
      <text:p text:style-name="P11"><text:tab/>Ignacio es ciego. <text:span text:style-name="T4">Describir una cualidad intrínseca</text:span></text:p>
      <text:p text:style-name="P11"><text:span text:style-name="T11"><text:tab/></text:span><text:span text:style-name="T16">El bastón es de Ignacio. </text:span><text:span text:style-name="T9">Expresar posesión</text:span></text:p>
      <text:p text:style-name="P11"><text:span text:style-name="T11"><text:tab/></text:span><text:span text:style-name="T16">Hoy es el día en que </text:span><text:span text:style-name="T11">Ignacio </text:span><text:span text:style-name="T16">venido. </text:span><text:span text:style-name="T9">Tiempo</text:span></text:p>
      <text:p text:style-name="P11"/>
      <text:p text:style-name="P11">Don Pablo</text:p>
      <text:p text:style-name="P11"><text:soft-page-break/><text:tab/>Don Pablo <text:span text:style-name="T21">es el director del centro. </text:span><text:span text:style-name="T9">Ocupación</text:span></text:p>
      <text:p text:style-name="P11"><text:tab/>Don Pablo <text:span text:style-name="T21">no fue dolido por las palabras insensibles del padre de Ignacio. </text:span><text:span text:style-name="T9">Voz pasiva</text:span></text:p>
      <text:p text:style-name="P11"><text:tab/>Don Pablo <text:span text:style-name="T21">está de buen humor cuando encuentra a Ignacio. </text:span><text:span text:style-name="T9">Frase</text:span></text:p>
      <text:p text:style-name="P11"/>
      <text:p text:style-name="P11">Doña Pepita</text:p>
      <text:p text:style-name="P11"><text:tab/>Doña Pepita <text:span text:style-name="T21">es la esposa del Don Pablo. </text:span><text:span text:style-name="T9">Ocupación</text:span></text:p>
      <text:p text:style-name="P11"><text:tab/><text:span text:style-name="T21">Era muy tarde cuando </text:span>Doña Pepita <text:span text:style-name="T21">entró. </text:span><text:span text:style-name="T9">Tiempo</text:span></text:p>
      <text:p text:style-name="P11"><text:tab/><text:span text:style-name="T21">Es importante que </text:span>Doña Pepita <text:span text:style-name="T21">no muera. </text:span><text:span text:style-name="T9">Expresión impersonal</text:span></text:p>
      <text:p text:style-name="P11"/>
      <text:p text:style-name="P11">Juana</text:p>
      <text:p text:style-name="P11"><text:tab/>Juana <text:span text:style-name="T21">está vivo porque ella fue nacido. </text:span><text:span text:style-name="T9">Resultado de una acción, voz pasiva </text:span></text:p>
      <text:p text:style-name="P11"><text:tab/><text:span text:style-name="T21">La más bonita de los estudiantes es Juana. </text:span><text:span text:style-name="T9">Identificación</text:span></text:p>
      <text:p text:style-name="P11"><text:tab/>Juana <text:span text:style-name="T21">está riéndose. </text:span><text:span text:style-name="T10">Gerunido</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9:33:27.000877000</meta:creation-date>
    <dc:date>2017-10-20T12:17:56.547752000</dc:date>
    <meta:editing-duration>PT6H36M27S</meta:editing-duration>
    <meta:editing-cycles>13</meta:editing-cycles>
    <meta:generator>LibreOffice/5.2.5.1$MacOSX_X86_64 LibreOffice_project/0312e1a284a7d50ca85a365c316c7abbf20a4d22</meta:generator>
    <meta:document-statistic meta:table-count="0" meta:image-count="0" meta:object-count="0" meta:page-count="4" meta:paragraph-count="42" meta:word-count="752" meta:character-count="4438" meta:non-whitespace-character-count="3704"/>
  </office:meta>
</office:document-meta>
</file>